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ＭＳ Ｐゴシック" svg:font-family="ＭＳ Ｐゴシック" style:font-family-generic="modern" style:font-pitch="variable" svg:panose-1="2 11 6 0 7 2 5 8 2 4"/>
    <style:font-face style:name="Liberation Sans" svg:font-family="Liberation Sans" style:font-family-generic="roman" style:font-pitch="variable"/>
    <style:font-face style:name="ＭＳ ゴシック" svg:font-family="ＭＳ ゴシック" style:font-family-generic="modern" style:font-pitch="fixed" svg:panose-1="2 11 6 9 7 2 5 8 2 4"/>
    <style:font-face style:name="Century" svg:font-family="Century" style:font-family-generic="roman" style:font-pitch="variable" svg:panose-1="2 4 6 4 5 5 5 2 3 4"/>
    <style:font-face style:name="ＭＳ 明朝" svg:font-family="ＭＳ 明朝" style:font-family-generic="roman" style:font-pitch="fixed" svg:panose-1="2 2 6 9 4 2 5 8 3 4"/>
    <style:font-face style:name="IPAゴシック" svg:font-family="IPAゴシック" style:font-family-generic="roman" style:font-pitch="variable"/>
    <style:font-face style:name="IPA Pゴシック" svg:font-family="IPA Pゴシック" style:font-family-generic="system" style:font-pitch="variable"/>
    <style:font-face style:name="游ゴシック" svg:font-family="游ゴシック" style:font-family-generic="modern" style:font-pitch="variable" svg:panose-1="2 11 4 0 0 0 0 0 0 0"/>
    <style:font-face style:name="IPAGothic" svg:font-family="IPAGothic" style:font-family-generic="system" style:font-pitch="variable"/>
    <style:font-face style:name="游ゴシック Light" svg:font-family="游ゴシック Light" style:font-family-generic="modern" style:font-pitch="variable" svg:panose-1="2 11 3 0 0 0 0 0 0 0"/>
  </office:font-face-decls>
  <office:automatic-styles>
    <style:style style:name="P1" style:parent-style-name="Standard" style:master-page-name="MP0" style:family="paragraph">
      <style:paragraph-properties fo:break-before="page" fo:text-align="start"/>
      <style:text-properties style:font-name="游ゴシック" style:font-name-asian="游ゴシック" style:font-name-complex="ＭＳ Ｐゴシック" style:font-size-complex="10.5pt"/>
    </style:style>
    <style:style style:name="P2" style:parent-style-name="Standard" style:family="paragraph">
      <style:paragraph-properties fo:text-align="start"/>
      <style:text-properties style:font-name="游ゴシック" style:font-name-asian="游ゴシック" style:font-name-complex="ＭＳ Ｐゴシック" style:font-size-complex="10.5pt"/>
    </style:style>
    <style:style style:name="TableColumn4" style:family="table-column">
      <style:table-column-properties style:column-width="1.6715in" style:use-optimal-column-width="false"/>
    </style:style>
    <style:style style:name="TableColumn5" style:family="table-column">
      <style:table-column-properties style:column-width="6.7131in" style:use-optimal-column-width="false"/>
    </style:style>
    <style:style style:name="TableColumn6" style:family="table-column">
      <style:table-column-properties style:column-width="2.143in" style:use-optimal-column-width="false"/>
    </style:style>
    <style:style style:name="Table3" style:family="table">
      <style:table-properties style:width="10.5277in" fo:margin-left="0.0722in" table:align="left"/>
    </style:style>
    <style:style style:name="TableRow7" style:family="table-row">
      <style:table-row-properties style:min-row-height="0.0784in"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9" style:parent-style-name="フッター" style:family="paragraph">
      <style:paragraph-properties fo:text-align="center">
        <style:tab-stops/>
      </style:paragraph-properties>
      <style:text-properties style:font-name="游ゴシック" style:font-name-asian="游ゴシック" style:font-name-complex="Arial" style:font-size-complex="10.5pt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11" style:parent-style-name="Standard" style:family="paragraph">
      <style:paragraph-properties fo:text-align="center"/>
      <style:text-properties style:font-name="游ゴシック" style:font-name-asian="游ゴシック" style:font-name-complex="ＭＳ Ｐゴシック" style:font-size-complex="10.5pt"/>
    </style:style>
    <style:style style:name="TableCell12" style:family="table-cell">
      <style:table-cell-properties fo:border="0.0069in solid #000000" style:writing-mode="lr-tb" style:vertical-align="middle" fo:padding-top="0.0194in" fo:padding-left="0.0687in" fo:padding-bottom="0.0194in" fo:padding-right="0.0687in"/>
    </style:style>
    <style:style style:name="P13" style:parent-style-name="Standard" style:family="paragraph">
      <style:paragraph-properties fo:text-align="center"/>
      <style:text-properties style:font-name="游ゴシック" style:font-name-asian="游ゴシック" style:font-name-complex="ＭＳ Ｐゴシック" style:font-size-complex="10.5pt"/>
    </style:style>
    <style:style style:name="TableRow14" style:family="table-row">
      <style:table-row-properties style:min-row-height="0.0694in"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16" style:parent-style-name="cml表本文" style:family="paragraph">
      <style:paragraph-properties fo:margin-left="0in">
        <style:tab-stops/>
      </style:paragraph-properties>
    </style:style>
    <style:style style:name="T17" style:parent-style-name="段落フォント" style:family="text">
      <style:text-properties style:font-name="游ゴシック" style:font-name-asian="游ゴシック" style:font-name-complex="IPAGothic" fo:font-size="10.5pt" style:font-size-asian="10.5pt" style:font-size-complex="10.5pt"/>
    </style:style>
    <style:style style:name="T18" style:parent-style-name="段落フォント" style:family="text">
      <style:text-properties style:font-name="游ゴシック" style:font-name-asian="游ゴシック" style:font-name-complex="IPAGothic" fo:font-size="10.5pt" style:font-size-asian="10.5pt" style:font-size-complex="10.5pt"/>
    </style:style>
    <style:style style:name="T19" style:parent-style-name="段落フォント" style:family="text"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2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21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P22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23" style:family="table-cell">
      <style:table-cell-properties fo:border="0.0069in solid #000000" style:writing-mode="lr-tb" style:vertical-align="middle" fo:padding-top="0.0194in" fo:padding-left="0.0687in" fo:padding-bottom="0.0194in" fo:padding-right="0.0687in"/>
    </style:style>
    <style:style style:name="P24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Row25" style:family="table-row">
      <style:table-row-properties style:min-row-height="0.0583in" style:use-optimal-row-height="false"/>
    </style:style>
    <style:style style:name="TableCell2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27" style:parent-style-name="cml表本文" style:family="paragraph">
      <style:paragraph-properties fo:margin-left="0in">
        <style:tab-stops/>
      </style:paragraph-properties>
    </style:style>
    <style:style style:name="T28" style:parent-style-name="段落フォント" style:family="text">
      <style:text-properties style:font-name="游ゴシック" style:font-name-asian="游ゴシック" style:font-name-complex="IPAGothic" fo:font-size="10.5pt" style:font-size-asian="10.5pt" style:font-size-complex="10.5pt"/>
    </style:style>
    <style:style style:name="T29" style:parent-style-name="段落フォント" style:family="text"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31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32" style:family="table-cell">
      <style:table-cell-properties fo:border="0.0069in solid #000000" style:writing-mode="lr-tb" style:vertical-align="middle" fo:padding-top="0.0194in" fo:padding-left="0.0687in" fo:padding-bottom="0.0194in" fo:padding-right="0.0687in"/>
    </style:style>
    <style:style style:name="P33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Row34" style:family="table-row">
      <style:table-row-properties style:min-row-height="0.0541in" style:use-optimal-row-height="false"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36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38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39" style:family="table-cell">
      <style:table-cell-properties fo:border="0.0069in solid #000000" style:writing-mode="lr-tb" style:vertical-align="middle" fo:padding-top="0.0194in" fo:padding-left="0.0687in" fo:padding-bottom="0.0194in" fo:padding-right="0.0687in"/>
    </style:style>
    <style:style style:name="P40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Row41" style:family="table-row">
      <style:table-row-properties style:min-row-height="0.0541in" style:use-optimal-row-height="false"/>
    </style:style>
    <style:style style:name="TableCell42" style:family="table-cell">
      <style:table-cell-properties fo:border-top="none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43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45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94in" fo:padding-left="0.0687in" fo:padding-bottom="0.0194in" fo:padding-right="0.0687in"/>
    </style:style>
    <style:style style:name="P47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Row48" style:family="table-row">
      <style:table-row-properties style:min-row-height="0.0541in"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50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5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52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53" style:family="table-cell">
      <style:table-cell-properties fo:border="0.0069in solid #000000" style:writing-mode="lr-tb" style:vertical-align="middle" fo:padding-top="0.0194in" fo:padding-left="0.0687in" fo:padding-bottom="0.0194in" fo:padding-right="0.0687in"/>
    </style:style>
    <style:style style:name="P54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Row55" style:family="table-row">
      <style:table-row-properties style:min-row-height="0.0541in" style:use-optimal-row-height="false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57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5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59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60" style:family="table-cell">
      <style:table-cell-properties fo:border="0.0069in solid #000000" style:writing-mode="lr-tb" style:vertical-align="middle" fo:padding-top="0.0194in" fo:padding-left="0.0687in" fo:padding-bottom="0.0194in" fo:padding-right="0.0687in"/>
    </style:style>
    <style:style style:name="P61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Row62" style:family="table-row">
      <style:table-row-properties style:min-row-height="0.0541in" style:use-optimal-row-height="false"/>
    </style:style>
    <style:style style:name="TableCell6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64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66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67" style:family="table-cell">
      <style:table-cell-properties fo:border="0.0069in solid #000000" style:writing-mode="lr-tb" style:vertical-align="middle" fo:padding-top="0.0194in" fo:padding-left="0.0687in" fo:padding-bottom="0.0194in" fo:padding-right="0.0687in"/>
    </style:style>
    <style:style style:name="P68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Row69" style:family="table-row">
      <style:table-row-properties style:min-row-height="0.0541in" style:use-optimal-row-height="false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71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7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73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74" style:family="table-cell">
      <style:table-cell-properties fo:border="0.0069in solid #000000" style:writing-mode="lr-tb" style:vertical-align="middle" fo:padding-top="0.0194in" fo:padding-left="0.0687in" fo:padding-bottom="0.0194in" fo:padding-right="0.0687in"/>
    </style:style>
    <style:style style:name="P75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Row76" style:family="table-row">
      <style:table-row-properties style:min-row-height="0.0541in" style:use-optimal-row-height="false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78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80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94in" fo:padding-left="0.0687in" fo:padding-bottom="0.0194in" fo:padding-right="0.0687in"/>
    </style:style>
    <style:style style:name="P82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Row83" style:family="table-row">
      <style:table-row-properties style:min-row-height="0.0541in" style:use-optimal-row-height="false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85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8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87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88" style:family="table-cell">
      <style:table-cell-properties fo:border="0.0069in solid #000000" style:writing-mode="lr-tb" style:vertical-align="middle" fo:padding-top="0.0194in" fo:padding-left="0.0687in" fo:padding-bottom="0.0194in" fo:padding-right="0.0687in"/>
    </style:style>
    <style:style style:name="P89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Row90" style:family="table-row">
      <style:table-row-properties style:min-row-height="0.0541in" style:use-optimal-row-height="false"/>
    </style:style>
    <style:style style:name="TableCell91" style:family="table-cell">
      <style:table-cell-properties fo:border-top="none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92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93" style:family="table-cell">
      <style:table-cell-properties fo:border-top="none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94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9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94in" fo:padding-left="0.0687in" fo:padding-bottom="0.0194in" fo:padding-right="0.0687in"/>
    </style:style>
    <style:style style:name="P96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Row97" style:family="table-row">
      <style:table-row-properties style:min-row-height="0.0541in" style:use-optimal-row-height="false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99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101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10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94in" fo:padding-left="0.0687in" fo:padding-bottom="0.0194in" fo:padding-right="0.0687in"/>
    </style:style>
    <style:style style:name="P103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Row104" style:family="table-row">
      <style:table-row-properties style:min-row-height="0.0541in" style:use-optimal-row-height="false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106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108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10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94in" fo:padding-left="0.0687in" fo:padding-bottom="0.0194in" fo:padding-right="0.0687in"/>
    </style:style>
    <style:style style:name="P110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Row111" style:family="table-row">
      <style:table-row-properties style:min-row-height="0.0541in" style:use-optimal-row-height="false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113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style:vertical-align="middle" fo:padding-top="0.0194in" fo:padding-left="0.0687in" fo:padding-bottom="0.0194in" fo:padding-right="0.0687in"/>
    </style:style>
    <style:style style:name="P115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94in" fo:padding-left="0.0687in" fo:padding-bottom="0.0194in" fo:padding-right="0.0687in"/>
    </style:style>
    <style:style style:name="P117" style:parent-style-name="cml表本文" style:family="paragraph">
      <style:paragraph-properties fo:margin-left="0in">
        <style:tab-stops/>
      </style:paragraph-properties>
      <style:text-properties style:font-name="游ゴシック" style:font-name-asian="游ゴシック" style:font-name-complex="IPAGothic" fo:font-size="10.5pt" style:font-size-asian="10.5pt" style:font-size-complex="10.5pt"/>
    </style:style>
    <style:style style:name="P118" style:parent-style-name="Standard" style:family="paragraph">
      <style:paragraph-properties fo:text-align="end"/>
    </style:style>
  </office:automatic-styles>
  <office:body>
    <office:text text:use-soft-page-breaks="true">
      <text:p text:style-name="P1">ドキュメントの説明時に必要な用語の定義を記述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用語名</text:p>
          </table:table-cell>
          <table:table-cell table:style-name="TableCell10">
            <text:p text:style-name="P11">意味</text:p>
          </table:table-cell>
          <table:table-cell table:style-name="TableCell12">
            <text:p text:style-name="P13">同義語</text:p>
          </table:table-cell>
        </table:table-row>
        <table:table-row table:style-name="TableRow14">
          <table:table-cell table:style-name="TableCell15">
            <text:p text:style-name="P16"><text:span text:style-name="T17">職員（</text:span><text:span text:style-name="T18">staffs</text:span><text:span text:style-name="T19">）</text:span></text:p>
          </table:table-cell>
          <table:table-cell table:style-name="TableCell20">
            <text:p text:style-name="P21">システムの利用者。受付と司書</text:p>
            <text:p text:style-name="P22">会員情報および資料情報を管理、資料の貸出・返却業務を行うことができる。</text:p>
          </table:table-cell>
          <table:table-cell table:style-name="TableCell23">
            <text:p text:style-name="P24">システム管理者</text:p>
          </table:table-cell>
        </table:table-row>
        <table:table-row table:style-name="TableRow25">
          <table:table-cell table:style-name="TableCell26">
            <text:p text:style-name="P27"><text:span text:style-name="T28">会員（</text:span><text:span text:style-name="T29">members)</text:span></text:p>
          </table:table-cell>
          <table:table-cell table:style-name="TableCell30">
            <text:p text:style-name="P31">会員は、会員登録することで資料の貸出・返却をすることができる。</text:p>
          </table:table-cell>
          <table:table-cell table:style-name="TableCell32">
            <text:p text:style-name="P33">利用者・ユーザ</text:p>
          </table:table-cell>
        </table:table-row>
        <table:table-row table:style-name="TableRow34">
          <table:table-cell table:style-name="TableCell35">
            <text:p text:style-name="P36">会員管理システム</text:p>
          </table:table-cell>
          <table:table-cell table:style-name="TableCell37">
            <text:p text:style-name="P38">会員情報の登録・編集・削除・検索および閲覧するためのシステム。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会員ID</text:p>
          </table:table-cell>
          <table:table-cell table:style-name="TableCell44">
            <text:p text:style-name="P45">会員を識別するために、割り当てられる一意な番号。</text:p>
          </table:table-cell>
          <table:table-cell table:style-name="TableCell46">
            <text:p text:style-name="P47">利用者番号、利用者ID、会員番号</text:p>
          </table:table-cell>
        </table:table-row>
        <table:table-row table:style-name="TableRow48">
          <table:table-cell table:style-name="TableCell49">
            <text:p text:style-name="P50">会員登録</text:p>
          </table:table-cell>
          <table:table-cell table:style-name="TableCell51">
            <text:p text:style-name="P52">会員ID、氏名、住所、電話番号、メールアドレス、生年月日、入会年月日を登録する。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<text:bookmark-start text:name="OLE_LINK64"/><text:bookmark-start text:name="OLE_LINK63"/>会員情報<text:bookmark-end text:name="OLE_LINK64"/><text:bookmark-end text:name="OLE_LINK63"/></text:p>
          </table:table-cell>
          <table:table-cell table:style-name="TableCell58">
            <text:p text:style-name="P59">会員登録で入力した情報と過去の貸し出し履歴。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退会</text:p>
          </table:table-cell>
          <table:table-cell table:style-name="TableCell65">
            <text:p text:style-name="P66">退会年月日を登録する。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資料管理システム</text:p>
          </table:table-cell>
          <table:table-cell table:style-name="TableCell72">
            <text:p text:style-name="P73">資料の登録・編集・削除・検索をするためのシステム。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資料ID</text:p>
          </table:table-cell>
          <table:table-cell table:style-name="TableCell79">
            <text:p text:style-name="P80">資料を識別するために、割り当てられる一意な番号。</text:p>
          </table:table-cell>
          <table:table-cell table:style-name="TableCell81">
            <text:p text:style-name="P82">資料番号</text:p>
          </table:table-cell>
        </table:table-row>
        <table:table-row table:style-name="TableRow83">
          <table:table-cell table:style-name="TableCell84">
            <text:p text:style-name="P85">資料登録</text:p>
          </table:table-cell>
          <table:table-cell table:style-name="TableCell86">
            <text:p text:style-name="P87">ISBN番号、資料名、分類コード、著者、出版社、出版日、資料IDを登録する。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資料<text:bookmark-start text:name="OLE_LINK642"/><text:bookmark-start text:name="OLE_LINK632"/>情報<text:bookmark-end text:name="OLE_LINK642"/><text:bookmark-end text:name="OLE_LINK632"/></text:p>
          </table:table-cell>
          <table:table-cell table:style-name="TableCell93">
            <text:p text:style-name="P94">資料登録で入力した情報と過去の貸し出し履歴。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破棄</text:p>
          </table:table-cell>
          <table:table-cell table:style-name="TableCell100">
            <text:p text:style-name="P101">破棄年月日を登録する。</text:p>
          </table:table-cell>
          <table:table-cell table:style-name="TableCell102">
            <text:p text:style-name="P103">資料の破棄</text:p>
          </table:table-cell>
        </table:table-row>
        <table:table-row table:style-name="TableRow104">
          <table:table-cell table:style-name="TableCell105">
            <text:p text:style-name="P106">貸出情報</text:p>
          </table:table-cell>
          <table:table-cell table:style-name="TableCell107">
            <text:p text:style-name="P108">誰が何を貸し出しているかの情報。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貸出履歴</text:p>
          </table:table-cell>
          <table:table-cell table:style-name="TableCell114">
            <text:p text:style-name="P115">誰が何を借りたかの履歴。</text:p>
          </table:table-cell>
          <table:table-cell table:style-name="TableCell116">
            <text:p text:style-name="P117"/>
          </table:table-cell>
        </table:table-row>
      </table:table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ＭＳ Ｐゴシック" svg:font-family="ＭＳ Ｐゴシック" style:font-family-generic="modern" style:font-pitch="variable" svg:panose-1="2 11 6 0 7 2 5 8 2 4"/>
    <style:font-face style:name="Liberation Sans" svg:font-family="Liberation Sans" style:font-family-generic="roman" style:font-pitch="variable"/>
    <style:font-face style:name="ＭＳ ゴシック" svg:font-family="ＭＳ ゴシック" style:font-family-generic="modern" style:font-pitch="fixed" svg:panose-1="2 11 6 9 7 2 5 8 2 4"/>
    <style:font-face style:name="Century" svg:font-family="Century" style:font-family-generic="roman" style:font-pitch="variable" svg:panose-1="2 4 6 4 5 5 5 2 3 4"/>
    <style:font-face style:name="ＭＳ 明朝" svg:font-family="ＭＳ 明朝" style:font-family-generic="roman" style:font-pitch="fixed" svg:panose-1="2 2 6 9 4 2 5 8 3 4"/>
    <style:font-face style:name="IPAゴシック" svg:font-family="IPAゴシック" style:font-family-generic="roman" style:font-pitch="variable"/>
    <style:font-face style:name="IPA Pゴシック" svg:font-family="IPA Pゴシック" style:font-family-generic="system" style:font-pitch="variable"/>
    <style:font-face style:name="游ゴシック" svg:font-family="游ゴシック" style:font-family-generic="modern" style:font-pitch="variable" svg:panose-1="2 11 4 0 0 0 0 0 0 0"/>
    <style:font-face style:name="IPAGothic" svg:font-family="IPAGothic" style:font-family-generic="system" style:font-pitch="variable"/>
    <style:font-face style:name="游ゴシック Light" svg:font-family="游ゴシック Light" style:font-family-generic="modern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909in"/>
      <style:text-properties style:font-name="Times New Roman" style:font-name-asian="游明朝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paragraph-properties fo:text-align="justify"/>
      <style:text-properties style:font-name="Arial" style:font-name-asian="ＭＳ Ｐゴシック" style:font-name-complex="Arial" style:letter-kerning="true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ＭＳ ゴシック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フッター" style:display-name="フッター" style:family="paragraph" style:parent-style-name="Standard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Century" style:font-name-asian="ＭＳ 明朝" style:font-name-complex="Century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ml表本文" style:display-name="cml 表 本文" style:family="paragraph">
      <style:paragraph-properties fo:text-align="justify" fo:margin-left="1.0312in">
        <style:tab-stops/>
      </style:paragraph-properties>
      <style:text-properties style:font-name="IPAゴシック" style:font-name-asian="IPA Pゴシック" style:font-name-complex="Arial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09in" fo:margin-left="0.5909in" fo:margin-bottom="0.3937in" fo:margin-right="0.5909in" style:num-format="1" style:writing-mode="lr-tb" style:layout-grid-mode="line" style:layout-grid-lines="2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富士通ラーニングメディア</meta:initial-creator>
    <dc:creator>近澤 幸郎</dc:creator>
    <meta:creation-date>2020-06-17T05:44:00Z</meta:creation-date>
    <dc:date>2022-05-18T01:07:00Z</dc:date>
    <meta:print-date>2002-02-14T12:01:00Z</meta:print-date>
    <meta:template xlink:href="Normal.dotm" xlink:type="simple"/>
    <meta:editing-cycles>7</meta:editing-cycles>
    <meta:editing-duration>PT1500S</meta:editing-duration>
    <meta:user-defined meta:name="AppVersion">16.0000</meta:user-defined>
    <meta:document-statistic meta:page-count="1" meta:paragraph-count="1" meta:word-count="83" meta:character-count="561" meta:row-count="3" meta:non-whitespace-character-count="479"/>
  </office:meta>
</office:document-meta>
</file>